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 black1" svg:font-family="'Aria black'"/>
    <style:font-face style:name="Aria black" svg:font-family="'Aria black'" style:font-pitch="variable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82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text-properties style:font-name="Aria black1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T1" style:family="text">
      <style:text-properties style:font-name="Aria black1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7.999cm" svg:height="3.582cm" svg:x="0cm" svg:y="4.895cm" presentation:class="title" presentation:user-transformed="true">
          <draw:text-box>
            <text:p><text:span text:style-name="T1">Resplandeció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><text:span text:style-name="T2">Vienes como el sol al amanecer</text:span><text:span text:style-name="T2"><text:line-break/></text:span><text:span text:style-name="T2">Tinieblas huirán ante tu poder</text:span><text:span text:style-name="T2"><text:line-break/></text:span><text:span text:style-name="T2">Como el alba se levanta de la oscurida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><text:span text:style-name="T2">Tú vienes desde Sion a salvar </text:span><text:span text:style-name="T2"><text:line-break/></text:span><text:span text:style-name="T2">Tú no te tardará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><text:span text:style-name="T2">¡Resplandeció, resplandeció!</text:span><text:span text:style-name="T2"><text:line-break/></text:span><text:span text:style-name="T2">El pueblo esclavo vio la luz</text:span><text:span text:style-name="T2"><text:line-break/></text:span><text:span text:style-name="T2">¡Nos libertó, nos libertó!</text:span><text:span text:style-name="T2"><text:line-break/></text:span><text:span text:style-name="T2">Nuestra victoria fue la cruz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><text:span text:style-name="T2">Nada que no fuera de tu autoridad</text:span><text:span text:style-name="T2"><text:line-break/></text:span><text:span text:style-name="T2">Eres imparable, ¿quién te detendrá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><text:span text:style-name="T2">Mi esperanza es la vida </text:span><text:span text:style-name="T2"><text:line-break/></text:span><text:span text:style-name="T2">Todo está bajo tus pies</text:span><text:span text:style-name="T2"><text:line-break/></text:span><text:span text:style-name="T2">Tú vienes desde Sion a salvar</text:span><text:span text:style-name="T2"><text:line-break/></text:span><text:span text:style-name="T2">Tú no te tardará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><text:span text:style-name="T2">Aleluya, libre soy</text:span><text:span text:style-name="T2"><text:line-break/></text:span><text:span text:style-name="T2">Sea la gloria al que venció</text:span><text:span text:style-name="T2"><text:line-break/></text:span><text:span text:style-name="T2">Aleluya, libre soy</text:span><text:span text:style-name="T2"><text:line-break/></text:span><text:span text:style-name="T2">Sea la gloria al que venció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 black1" svg:font-family="'Aria black'"/>
    <style:font-face style:name="Aria black" svg:font-family="'Aria black'" style:font-pitch="variable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5T09:43:42.635000000</meta:creation-date>
    <dc:date>2023-03-02T19:45:40.234000000</dc:date>
    <meta:editing-duration>PT1H22M27S</meta:editing-duration>
    <meta:editing-cycles>3</meta:editing-cycles>
    <meta:generator>Real_Office/6.2.3.2$Windows_x86 LibreOffice_project/b40a93cffb3080b9876e40c60e03703e9bd35612</meta:generator>
    <meta:document-statistic meta:object-count="42"/>
  </office:meta>
</office:document-meta>
</file>